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paragraph-rsid="00519ddf" fo:background-color="#ffffff" style:font-size-asian="10pt" style:font-size-complex="10pt"/>
    </style:style>
    <style:style style:name="P2" style:family="paragraph" style:parent-style-name="Standard">
      <style:text-properties fo:font-size="10pt" officeooo:rsid="002de685" officeooo:paragraph-rsid="000c9fbb" fo:background-color="#ffffff" style:font-size-asian="10pt" style:font-size-complex="10pt"/>
    </style:style>
    <style:style style:name="P3" style:family="paragraph" style:parent-style-name="Standard">
      <style:text-properties fo:font-size="10pt" officeooo:rsid="00310c6c" officeooo:paragraph-rsid="00310c6c" fo:background-color="#ffffff" style:font-size-asian="10pt" style:font-size-complex="10pt"/>
    </style:style>
    <style:style style:name="P4" style:family="paragraph" style:parent-style-name="Standard">
      <style:text-properties fo:font-size="10pt" officeooo:rsid="00310c6c" officeooo:paragraph-rsid="0048f6d2" fo:background-color="#ffffff" style:font-size-asian="10pt" style:font-size-complex="10pt"/>
    </style:style>
    <style:style style:name="P5" style:family="paragraph" style:parent-style-name="Standard">
      <style:text-properties fo:font-size="10pt" officeooo:rsid="00472be2" officeooo:paragraph-rsid="00472be2" fo:background-color="#ffffff" style:font-size-asian="10pt" style:font-size-complex="10pt"/>
    </style:style>
    <style:style style:name="P6" style:family="paragraph" style:parent-style-name="Standard">
      <style:text-properties fo:font-size="10pt" officeooo:rsid="0061dffa" officeooo:paragraph-rsid="0061dffa" fo:background-color="#ffffff" style:font-size-asian="10pt" style:font-size-complex="10pt"/>
    </style:style>
    <style:style style:name="P7" style:family="paragraph" style:parent-style-name="Standard">
      <style:text-properties fo:font-size="10pt" officeooo:rsid="0061dffa" officeooo:paragraph-rsid="007ec490" fo:background-color="#ffffff" style:font-size-asian="10pt" style:font-size-complex="10pt"/>
    </style:style>
    <style:style style:name="P8" style:family="paragraph" style:parent-style-name="Standard">
      <style:text-properties fo:font-size="10pt" officeooo:rsid="0076118b" officeooo:paragraph-rsid="0061dffa" fo:background-color="#ffffff" style:font-size-asian="10pt" style:font-size-complex="10pt"/>
    </style:style>
    <style:style style:name="P9" style:family="paragraph" style:parent-style-name="Standard">
      <style:text-properties fo:font-size="10pt" officeooo:rsid="0076118b" officeooo:paragraph-rsid="008627e8" fo:background-color="#ffffff" style:font-size-asian="10pt" style:font-size-complex="10pt"/>
    </style:style>
    <style:style style:name="P10" style:family="paragraph" style:parent-style-name="Standard">
      <style:text-properties fo:font-size="10pt" officeooo:rsid="007ec490" officeooo:paragraph-rsid="007ec490" fo:background-color="#ffffff" style:font-size-asian="10pt" style:font-size-complex="10pt"/>
    </style:style>
    <style:style style:name="P11" style:family="paragraph" style:parent-style-name="Standard">
      <style:text-properties fo:font-size="10pt" officeooo:rsid="0080ab6d" officeooo:paragraph-rsid="0080ab6d" fo:background-color="#ffffff" style:font-size-asian="10pt" style:font-size-complex="10pt"/>
    </style:style>
    <style:style style:name="P12" style:family="paragraph" style:parent-style-name="Standard">
      <style:text-properties fo:font-size="10pt" officeooo:rsid="001150b6" officeooo:paragraph-rsid="001150b6" fo:background-color="#ffffff" style:font-size-asian="10pt" style:font-size-complex="10pt"/>
    </style:style>
    <style:style style:name="P13" style:family="paragraph" style:parent-style-name="Standard">
      <style:text-properties fo:font-size="10pt" officeooo:rsid="005a75e4" officeooo:paragraph-rsid="005a75e4" fo:background-color="#ffffff" style:font-size-asian="10pt" style:font-size-complex="10pt"/>
    </style:style>
    <style:style style:name="P14" style:family="paragraph" style:parent-style-name="Standard">
      <style:text-properties fo:font-size="10pt" officeooo:rsid="0046a269" officeooo:paragraph-rsid="002c34d7" fo:background-color="#ffffff" style:font-size-asian="10pt" style:font-size-complex="10pt"/>
    </style:style>
    <style:style style:name="P15" style:family="paragraph" style:parent-style-name="Standard">
      <style:text-properties fo:font-size="10pt" officeooo:rsid="00519ddf" officeooo:paragraph-rsid="00472be2" fo:background-color="#ffffff" style:font-size-asian="10pt" style:font-size-complex="10pt"/>
    </style:style>
    <style:style style:name="P16" style:family="paragraph" style:parent-style-name="Standard">
      <style:text-properties fo:font-size="10pt" officeooo:rsid="00519ddf" officeooo:paragraph-rsid="00519ddf" fo:background-color="#ffffff" style:font-size-asian="10pt" style:font-size-complex="10pt"/>
    </style:style>
    <style:style style:name="P17" style:family="paragraph" style:parent-style-name="Standard">
      <style:text-properties fo:font-size="10pt" officeooo:rsid="0087fde8" officeooo:paragraph-rsid="0087fde8" fo:background-color="#ffffff" style:font-size-asian="10pt" style:font-size-complex="10pt"/>
    </style:style>
    <style:style style:name="P18" style:family="paragraph" style:parent-style-name="Standard">
      <style:text-properties fo:font-size="10pt" officeooo:rsid="00897057" officeooo:paragraph-rsid="00897057" fo:background-color="#ffffff" style:font-size-asian="10pt" style:font-size-complex="10pt"/>
    </style:style>
    <style:style style:name="P19" style:family="paragraph" style:parent-style-name="Standard">
      <style:text-properties fo:font-size="10pt" officeooo:rsid="008a1534" officeooo:paragraph-rsid="008a1534" fo:background-color="#ffffff" style:font-size-asian="10pt" style:font-size-complex="10pt"/>
    </style:style>
    <style:style style:name="P20" style:family="paragraph" style:parent-style-name="Standard">
      <style:text-properties fo:font-size="10pt" officeooo:rsid="008c0320" officeooo:paragraph-rsid="008c0320" fo:background-color="#ffffff" style:font-size-asian="10pt" style:font-size-complex="10pt"/>
    </style:style>
    <style:style style:name="P21" style:family="paragraph" style:parent-style-name="Standard">
      <style:text-properties fo:font-size="10pt" officeooo:rsid="0061dffa" officeooo:paragraph-rsid="0061dffa" fo:background-color="#ff3333" style:font-size-asian="10pt" style:font-size-complex="10pt"/>
    </style:style>
    <style:style style:name="P22" style:family="paragraph" style:parent-style-name="Text_20_body">
      <style:text-properties fo:color="#362e2b" style:font-name="Arial" fo:font-size="10.5pt" officeooo:paragraph-rsid="0090f73f"/>
    </style:style>
    <style:style style:name="P23" style:family="paragraph" style:parent-style-name="Standard">
      <style:text-properties fo:font-size="11pt" officeooo:rsid="003c8de0" officeooo:paragraph-rsid="008dafa8" fo:background-color="#ffffff" style:font-size-asian="11pt" style:font-size-complex="11pt"/>
    </style:style>
    <style:style style:name="P24" style:family="paragraph" style:parent-style-name="Standard">
      <style:text-properties fo:font-size="11pt" officeooo:rsid="008f4d15" officeooo:paragraph-rsid="008f4d15" fo:background-color="#ffffff" style:font-size-asian="11pt" style:font-size-complex="11pt"/>
    </style:style>
    <style:style style:name="T1" style:family="text">
      <style:text-properties officeooo:rsid="00495e2d"/>
    </style:style>
    <style:style style:name="T2" style:family="text">
      <style:text-properties officeooo:rsid="00519ddf"/>
    </style:style>
    <style:style style:name="T3" style:family="text">
      <style:text-properties officeooo:rsid="008627e8"/>
    </style:style>
    <style:style style:name="T4" style:family="text">
      <style:text-properties officeooo:rsid="008f4d15" fo:background-color="#ffffff" loext:char-shading-value="0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MI:一种高通电源管理协议</text:p>
      <text:p text:style-name="P10">BCL:电池电流限制</text:p>
      <text:p text:style-name="P10">SMBB:开关模式的电池充电</text:p>
      <text:p text:style-name="P10">INVO:最佳电压智能协商</text:p>
      <text:p text:style-name="P11">TTF:到满电的时间</text:p>
      <text:p text:style-name="P11">TTE:到空电的时间</text:p>
      <text:p text:style-name="P10">VPH_PWR:有数据线经过充电转换管转换出来的电压</text:p>
      <text:p text:style-name="P10">Qnovo:自适应充电</text:p>
      <text:p text:style-name="P10">PD-PHY:基带充电</text:p>
      <text:p text:style-name="P12">SMPL:sudden momentary power loss</text:p>
      <text:p text:style-name="P12">BTM:battery temperature monitoring</text:p>
      <text:p text:style-name="P12">BPM:battery presence detection</text:p>
      <text:p text:style-name="P12">BMS:battery management system</text:p>
      <text:p text:style-name="P12">UUC：UnusableCapacity不可用电量</text:p>
      <text:p text:style-name="P12">EOC: End Of Charge充电结束</text:p>
      <text:p text:style-name="P12">OCV:Open circuit voltage</text:p>
      <text:p text:style-name="P12">SMMB:charger：Switch-ModeBattery Charger and Boost peripheral开关模式电池充电器和升压外围设备</text:p>
      <text:p text:style-name="P12">CV:Constant Voltage恒压</text:p>
      <text:p text:style-name="P12">LDO:低压差线性稳压器</text:p>
      <text:p text:style-name="P12">Prioritization:优先级</text:p>
      <text:p text:style-name="P12">PMUX:Programmable MUltipleXer,可编程多路复用[转接]</text:p>
      <text:p text:style-name="P12">SCHG:Switched-mode battery charger/boost</text:p>
      <text:p text:style-name="P12">APSD:Automatic Power Source Detection自动电源检测</text:p>
      <text:p text:style-name="P12">UVLO:under voltage lockout</text:p>
      <text:p text:style-name="P12">OVLO:over-voltage lockout</text:p>
      <text:p text:style-name="P12">AICL:automatic input current limiting</text:p>
      <text:p text:style-name="P12">OVP:over-voltage protection</text:p>
      <text:p text:style-name="P12">SDP:stander downstream port</text:p>
      <text:p text:style-name="P12">ATC:auto-trickle charge</text:p>
      <text:p text:style-name="P12">MPP是多功能引脚,可以做电源、gpio、ADC、PWM、SINK等功能</text:p>
      <text:p text:style-name="P12">SMPS:Switching Mode Power Supply。开关模式电源</text:p>
      <text:p text:style-name="P12">LPG：Light pulse generator 脉冲光源</text:p>
      <text:p text:style-name="P12">OPM:output power manage</text:p>
      <text:p text:style-name="P12"/>
      <text:p text:style-name="P12"><text:s/>LPM: low power mode</text:p>
      <text:p text:style-name="P12"> PFM: pulse frequency modulation (control during LPM)</text:p>
      <text:p text:style-name="P12"> NPM: normal power mode</text:p>
      <text:p text:style-name="P12"> PWM: pulse width modulation (control during NPM)</text:p>
      <text:p text:style-name="P12"> AMC: autonomous mode control qualifies transitions into</text:p>
      <text:p text:style-name="P12">LPM mode; LPM exit qualification is still based on PFM</text:p>
      <text:p text:style-name="P12">IPLIM events</text:p>
      <text:p text:style-name="P12"> H-PFM: hyper-PFM mode, the transitory state between LPM</text:p>
      <text:p text:style-name="P12">and NPM</text:p>
      <text:p text:style-name="P12"> APC: autonomous phase control adjusts the phase relationships in multiphase applications</text:p>
      <text:p text:style-name="P12">LK 是(L)ittle (K)ernel的缩写,高通平台android普遍采用LK作为其bootloader，LK是一个开源项目.</text:p>
      <text:p text:style-name="P12"/>
      <text:p text:style-name="P12">LPG：Light pulse generator</text:p>
      <text:p text:style-name="P13">HVDCP:高电压专用接口<text:line-break/>PDISS:功耗</text:p>
      <text:p text:style-name="P2"/>
      <text:p text:style-name="P3"/>
      <text:p text:style-name="P3">AICL:自动输入电流限制</text:p>
      <text:p text:style-name="P4">DFP和UFP:</text:p>
      <text:p text:style-name="P4">DFP:Downstream Facing Port下行端口。 可以理解为Host，DFP提供VBUS，也可提供数据。典型的DFP设备是电源适配器，因为它永远都只是提供电源。 UFP:Upstream Facing Port)上行端口。 可以理解为Device，UFP<text:soft-page-break/>从VBUS中取电，并可提供数据。典型设备是U盘，移动硬盘，因为它们永远都是被读取数据和从VBUS取电。 DRP:Dual Role port双角色端口。 DRP：既可以做DFP(Host)，也可以做UFP(Device)，也可以在DFP与UFP间动态切换。典型的DRP设备是电脑(电脑可以作为USB的主机，也可以作为被充电的设备</text:p>
      <text:p text:style-name="P14"/>
      <text:p text:style-name="P5">1.PD,USBPD,VCONN,CC1/CC2,e-marked是什么</text:p>
      <text:p text:style-name="P5">PD是电力传输协议</text:p>
      <text:p text:style-name="P5">USBPD是一种USB电力传输协议</text:p>
      <text:p text:style-name="P5">CC<text:span text:style-name="T1">1和CC2:是USBPD的专用通信线,其中一条会被用来为e-marked电缆芯片供电的VCONN</text:span></text:p>
      <text:p text:style-name="P15"/>
      <text:p text:style-name="P16">1.SDP和CDP和DCP是什么?</text:p>
      <text:p text:style-name="P16">是三种USB BC1.2的端口类型</text:p>
      <text:p text:style-name="P1"><text:span text:style-name="T2">标准下行端口（SDP）<text:line-break/>这种端口的D+和D-线上具有15kΩ下拉电阻。限流值如上讨论：挂起时为2.5mA，连接时为100mA，连接并配置</text:span>为较高功率时为500mA。</text:p>
      <text:p text:style-name="P1">专用充电端口（DCP）<text:line-break/>这种端口不支持任何数据传输，但能够提供1.5A以上的电流。端口的D+和D-线之间短路。这种类型的端口支持较高充电能力的墙上充电器和车载充电器，无需枚举。</text:p>
      <text:p text:style-name="P1">充电下行端口（CDP）<text:line-break/>这种端口既支持大电流充电，也支持完全兼容USB 2.0的数据传输。端口具有D+和D-通信所必需的15kΩ下拉电阻，也具有充电器检测阶段切换的内部电路。内部电路允许便携设备将CDP与其它类型端口区分开来</text:p>
      <text:p text:style-name="P7">SBL:是一个启动过程</text:p>
      <text:p text:style-name="P7"/>
      <text:p text:style-name="P7">QTI:一个标准组织</text:p>
      <text:p text:style-name="P6"/>
      <text:p text:style-name="P6">FTS:高频率开关电源</text:p>
      <text:p text:style-name="P6">HFS:快瞬变开关电源</text:p>
      <text:p text:style-name="P6"/>
      <text:p text:style-name="P21">RBSC:</text:p>
      <text:p text:style-name="P21">LO-Z:低阻抗?</text:p>
      <text:p text:style-name="P8"/>
      <text:p text:style-name="P8">PSRR:电源抑制比,输入电源变化量/输出电源变化量</text:p>
      <text:p text:style-name="P9"><text:span text:style-name="T3">LPM:</text:span>链路层<text:span text:style-name="Emphasis">电源</text:span>管理</text:p>
      <text:p text:style-name="P9"/>
      <text:p text:style-name="P17">QBCSW:Qualcomm battery characterization software</text:p>
      <text:p text:style-name="P18">BMS:电池管理系统 </text:p>
      <text:p text:style-name="P18">QTI:高通技术公司</text:p>
      <text:p text:style-name="P19">PDN:power delivery network 电力传输网络</text:p>
      <text:p text:style-name="P20">DCR:直流电阻</text:p>
      <text:p text:style-name="P20">CCM:连续传导模式</text:p>
      <text:p text:style-name="P20">DCM:非连续传导模式</text:p>
      <text:p text:style-name="P23">BOM:bill of material 材料清单</text:p>
      <text:p text:style-name="P24">PWB:线路印刷板</text:p>
      <text:p text:style-name="P22"><text:span text:style-name="T4">WCN: wireless connectivity network无线连接网络</text:span></text:p>
      <text:p text:style-name="P22">WTR: Wafer Transceiver晶元收发器</text:p>
      <text:p text:style-name="P22">WCD: wafer codec/decodec晶元编码和解码</text:p>
      <text:p text:style-name="P22"><text:soft-page-break/>NFC:近场通信</text:p>
      <text:p text:style-name="P22">BB:baseband 基带</text:p>
      <text:p text:style-name="P24">CXO:石英晶体振荡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0:58:31.568538698</meta:creation-date>
    <dc:date>2019-03-20T18:25:19.466400685</dc:date>
    <meta:editing-duration>PT5H26M1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81" meta:word-count="1033" meta:character-count="2534" meta:non-whitespace-character-count="2393"/>
  </office:meta>
</office:document-meta>
</file>